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8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 Semibold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" fo:font-size="36pt" style:font-size-asian="36pt" style:font-size-complex="36pt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style:font-name="Segoe UI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style:font-name="Segoe UI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font-size="36pt"/>
    </style:style>
    <style:style style:name="P11" style:family="paragraph">
      <style:paragraph-properties fo:margin-left="0cm" fo:margin-right="0cm" fo:margin-top="0cm" fo:margin-bottom="0cm" fo:text-align="start" fo:text-indent="0cm" style:text-autospace="none"/>
      <style:text-properties fo:font-size="36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3" style:font-size-asian="28pt" style:font-weight-asian="bold" style:font-name-complex="Segoe UI3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3" style:font-size-asian="32pt" style:font-weight-asian="bold" style:font-name-complex="Segoe UI3" style:font-size-complex="32pt" style:font-weight-complex="bold"/>
    </style:style>
    <style:style style:name="T3" style:family="text">
      <style:text-properties fo:color="#000000" style:font-name="Segoe UI" fo:font-size="36pt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 Semibold" fo:font-size="32pt" fo:font-weight="bold" style:font-name-asian="Segoe UI3" style:font-size-asian="32pt" style:font-weight-asian="bold" style:font-name-complex="Segoe UI3" style:font-size-complex="32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Segoe UI3" style:font-size-asian="36pt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3" style:font-size-asian="36pt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Segoe UI3" style:font-size-asian="20pt" style:font-style-asian="normal" style:font-weight-asian="bold" style:font-name-complex="Segoe UI3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508cm">
          <draw:text-box>
            <text:p text:style-name="P1"><text:span text:style-name="T1">HYMN #892</text:span></text:p>
            <text:p text:style-name="P1"><text:span text:style-name="T2">“</text:span><text:span text:style-name="T2">Come, Ye Thankful People, Com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7.011cm" svg:x="1.778cm" svg:y="0.575cm">
          <draw:text-box>
            <text:p text:style-name="P1"><text:span text:style-name="T3">1. </text:span><text:span text:style-name="T4">Come, ye thankful people, come;</text:span><text:span text:style-name="T4"><text:line-break/></text:span><text:span text:style-name="T4">Raise the song of harvest home.</text:span><text:span text:style-name="T4"><text:line-break/></text:span><text:span text:style-name="T4">All be safely gathered in</text:span><text:span text:style-name="T4"><text:line-break/></text:span><text:span text:style-name="T4">Ere the winter storms begin;</text:span><text:span text:style-name="T5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7.011cm" svg:x="1.778cm" svg:y="0.508cm">
          <draw:text-box>
            <text:p text:style-name="P4"><text:span text:style-name="T4"><text:s/></text:span><text:span text:style-name="T4">God, our maker, doth provide</text:span><text:span text:style-name="T4"><text:line-break/></text:span><text:span text:style-name="T4">For our wants to be supplied.</text:span><text:span text:style-name="T4"><text:line-break/></text:span><text:span text:style-name="T4">Come to God’s own temple, come;</text:span><text:span text:style-name="T4"><text:line-break/></text:span><text:span text:style-name="T4">Raise the song of harvest ho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384cm" svg:height="7.011cm" svg:x="1.778cm" svg:y="0.508cm">
          <draw:text-box>
            <text:p text:style-name="P6"><text:span text:style-name="T6">2. </text:span><text:span text:style-name="T7">All the world is God’s own field,</text:span></text:p>
            <text:p text:style-name="P6"><text:span text:style-name="T7">Fruit unto His praise to yield;</text:span></text:p>
            <text:p text:style-name="P6"><text:span text:style-name="T7">Wheat and tares together sown,</text:span></text:p>
            <text:p text:style-name="P6"><text:span text:style-name="T7">Unto joy or sorrow grow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384cm" svg:height="7.011cm" svg:x="1.801cm" svg:y="0.574cm">
          <draw:text-box>
            <text:p text:style-name="P6"><text:span text:style-name="T7">First the blade and then the ear,</text:span></text:p>
            <text:p text:style-name="P6"><text:span text:style-name="T7">Then the full corn shall appear.</text:span></text:p>
            <text:p text:style-name="P6"><text:span text:style-name="T7">Lord of harvest, grant that we</text:span></text:p>
            <text:p text:style-name="P6"><text:span text:style-name="T7">Wholesome grain and pure may b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 presentation:presentation-page-layout-name="AL1T0">
        <office:forms form:automatic-focus="false" form:apply-design-mode="false"/>
        <draw:frame draw:style-name="gr3" draw:text-style-name="P9" draw:layer="layout" svg:width="24.384cm" svg:height="7.011cm" svg:x="1.778cm" svg:y="0.508cm">
          <draw:text-box>
            <text:p text:style-name="P8"><text:span text:style-name="T6">3. </text:span><text:span text:style-name="T7">For the Lord, our God, shall come</text:span><text:span text:style-name="T7"><text:line-break/></text:span><text:span text:style-name="T7">And shall take His harvest home,</text:span><text:span text:style-name="T7"><text:line-break/></text:span><text:span text:style-name="T7">From His field shall in that day</text:span><text:span text:style-name="T7"><text:line-break/></text:span><text:span text:style-name="T7">All offenses purge away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 presentation:presentation-page-layout-name="AL1T0">
        <office:forms form:automatic-focus="false" form:apply-design-mode="false"/>
        <draw:frame draw:style-name="gr3" draw:text-style-name="P9" draw:layer="layout" svg:width="24.384cm" svg:height="7.011cm" svg:x="1.778cm" svg:y="0.508cm">
          <draw:text-box>
            <text:p text:style-name="P8"><text:span text:style-name="T7">Give His angels charge at last</text:span><text:span text:style-name="T7"><text:line-break/></text:span><text:span text:style-name="T7">In the fire the tares to cast,</text:span><text:span text:style-name="T7"><text:line-break/></text:span><text:span text:style-name="T7">But the fruitful ears to store</text:span><text:span text:style-name="T7"><text:line-break/></text:span><text:span text:style-name="T7">In His garner evermo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384cm" svg:height="7.011cm" svg:x="1.778cm" svg:y="0.609cm">
          <draw:text-box>
            <text:p text:style-name="P6"><text:span text:style-name="T6">4. </text:span><text:span text:style-name="T7">Even so, Lord, quickly come</text:span></text:p>
            <text:p text:style-name="P6"><text:span text:style-name="T7">To Thy final harvest home;</text:span></text:p>
            <text:p text:style-name="P6"><text:span text:style-name="T7">Gather Thou Thy people in,</text:span></text:p>
            <text:p text:style-name="P6"><text:span text:style-name="T7">Free from sorrow, free from sin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384cm" svg:height="11.331cm" svg:x="1.801cm" svg:y="0.528cm">
          <draw:text-box>
            <text:p text:style-name="P6"><text:span text:style-name="T7">There, forever purified,</text:span></text:p>
            <text:p text:style-name="P6"><text:span text:style-name="T7">In Thy garner to abide:</text:span></text:p>
            <text:p text:style-name="P6"><text:span text:style-name="T7">Come with all Thine angels, come,</text:span></text:p>
            <text:p text:style-name="P6"><text:span text:style-name="T7">Raise the glorious harvest home.</text:span></text:p>
            <text:p text:style-name="P10"><text:span text:style-name="T7"/></text:p>
            <text:p text:style-name="P10"><text:span text:style-name="T7"><text:s text:c="12"/></text:span><text:span text:style-name="T8">Public domain</text:span></text:p>
            <text:p text:style-name="P11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6:00:23.333000000</meta:creation-date>
    <dc:title>bluwht blank</dc:title>
    <meta:editing-duration>PT5M46S</meta:editing-duration>
    <meta:editing-cycles>7</meta:editing-cycles>
    <meta:generator>LibreOffice/6.1.5.2$Windows_X86_64 LibreOffice_project/90f8dcf33c87b3705e78202e3df5142b201bd805</meta:generator>
    <dc:date>2019-04-25T19:46:12.644000000</dc:date>
    <meta:document-statistic meta:object-count="59"/>
  </office:meta>
</office:document-meta>
</file>